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605" officeooo:paragraph-rsid="00062605"/>
    </style:style>
    <style:style style:name="P2" style:family="paragraph" style:parent-style-name="Text_20_body">
      <style:text-properties officeooo:rsid="00062605" officeooo:paragraph-rsid="00062605"/>
    </style:style>
    <style:style style:name="P3" style:family="paragraph" style:parent-style-name="Text_20_body">
      <style:text-properties officeooo:rsid="0006b191" officeooo:paragraph-rsid="0006b191"/>
    </style:style>
    <style:style style:name="P4" style:family="paragraph" style:parent-style-name="Text_20_body">
      <style:text-properties officeooo:rsid="00096b83" officeooo:paragraph-rsid="00096b83"/>
    </style:style>
    <style:style style:name="P5" style:family="paragraph" style:parent-style-name="Text_20_body">
      <style:text-properties officeooo:rsid="000ae98f" officeooo:paragraph-rsid="000ae98f"/>
    </style:style>
    <style:style style:name="P6" style:family="paragraph" style:parent-style-name="Text_20_body">
      <style:text-properties officeooo:rsid="000b2b97" officeooo:paragraph-rsid="000b2b97"/>
    </style:style>
    <style:style style:name="P7" style:family="paragraph" style:parent-style-name="Text_20_body">
      <style:text-properties officeooo:rsid="000bd930" officeooo:paragraph-rsid="000bd930"/>
    </style:style>
    <style:style style:name="P8" style:family="paragraph" style:parent-style-name="Heading_20_1">
      <style:text-properties officeooo:rsid="00062605" officeooo:paragraph-rsid="00062605"/>
    </style:style>
    <style:style style:name="P9" style:family="paragraph" style:parent-style-name="Heading_20_1">
      <style:text-properties officeooo:rsid="000ae98f" officeooo:paragraph-rsid="000ae98f"/>
    </style:style>
    <style:style style:name="T1" style:family="text">
      <style:text-properties fo:color="#784b04" loext:opacity="100%"/>
    </style:style>
    <style:style style:name="T2" style:family="text">
      <style:text-properties fo:color="#ffff00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11bde"/>
    </style:style>
    <style:style style:name="T5" style:family="text">
      <style:text-properties officeooo:rsid="000bd930"/>
    </style:style>
    <style:style style:name="T6" style:family="text">
      <style:text-properties officeooo:rsid="000c1fb8"/>
    </style:style>
    <style:style style:name="T7" style:family="text">
      <style:text-properties fo:color="#168253" loext:opacity="100%"/>
    </style:style>
    <style:style style:name="T8" style:family="text">
      <style:text-properties fo:color="#8d1d75" loext:opacity="100%"/>
    </style:style>
    <style:style style:name="T9" style:family="text">
      <style:text-properties fo:color="#ff4000" loext:opacity="100%"/>
    </style:style>
    <style:style style:name="T10" style:family="text">
      <style:text-properties fo:color="#ffbf00" loext:opacity="100%"/>
    </style:style>
    <style:style style:name="T11" style:family="text">
      <style:text-properties fo:color="#729fcf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o time.</text:p>
      <text:p text:style-name="P1"/>
      <text:h text:style-name="P8" text:outline-level="1">Animals:</text:h>
      <text:p text:style-name="P2">Bear of Justice: <text:span text:style-name="T8">Muscle &amp; Multiply</text:span>/<text:span text:style-name="T9">Shell &amp; Sway</text:span><text:span text:style-name="T1"> </text:span><text:span text:style-name="T4">“A chubby bear who tries to be Superman. Duh.”</text:span></text:p>
      <text:p text:style-name="P2">Godly Retriver: <text:span text:style-name="T9">Shell &amp; Sway</text:span>/<text:span text:style-name="T10">Gain &amp; Replenish </text:span><text:span text:style-name="T3">“”</text:span></text:p>
      <text:p text:style-name="P2">Shuzin-Neko: <text:span text:style-name="T11">Think &amp; Live</text:span>/<text:span text:style-name="T10">Gain &amp; Replenish </text:span><text:span text:style-name="T3">“”</text:span></text:p>
      <text:p text:style-name="P2">The Great Eagle:<text:span text:style-name="T8">Muscle &amp; Multiply</text:span>/<text:span text:style-name="T7">Grow &amp; Blow </text:span><text:span text:style-name="T3">“”</text:span></text:p>
      <text:p text:style-name="P3">Beetle of the Century:<text:span text:style-name="T11">Think &amp; Live</text:span>/<text:span text:style-name="T8">Muscle &amp; Multiply </text:span><text:span text:style-name="T3">“”</text:span></text:p>
      <text:p text:style-name="P3">President Gorilla: <text:span text:style-name="T7">Grow &amp; Blow</text:span>/<text:span text:style-name="T9">Shell &amp; Sway </text:span><text:span text:style-name="T3">“”</text:span></text:p>
      <text:p text:style-name="P3">Super-Penguin: <text:span text:style-name="T7">Grow &amp; Blow</text:span>/<text:span text:style-name="T11">Think &amp; Live </text:span><text:span text:style-name="T3">“”</text:span></text:p>
      <text:p text:style-name="P4"><text:span text:style-name="T3">Mutated Bunny: </text:span><text:span text:style-name="T7">Grow &amp; Blow</text:span>/<text:span text:style-name="T10">Gain &amp; Replenish </text:span><text:span text:style-name="T3">“”</text:span></text:p>
      <text:p text:style-name="P4"><text:span text:style-name="T3">Iron-Rex:</text:span><text:span text:style-name="T1"> </text:span><text:span text:style-name="T9">Shell &amp; Sway</text:span>/<text:span text:style-name="T11">Think &amp; Live </text:span><text:span text:style-name="T3">“”</text:span></text:p>
      <text:p text:style-name="P4"><text:span text:style-name="T3">Grand Phenoix:</text:span><text:span text:style-name="T2"> </text:span><text:span text:style-name="T10">Gain &amp; Replenish</text:span>/<text:span text:style-name="T8">Muscle &amp; Multiply </text:span><text:span text:style-name="T3">“”</text:span></text:p>
      <text:h text:style-name="P9" text:outline-level="1">Robots:</text:h>
      <text:p text:style-name="P5">Super-Gbot: Electric/Sinister “Super-Gbot is a generic robot that tries to look like superman.”</text:p>
      <text:p text:style-name="P6">Hacky Modem: Hard-Hitter/Wild “Hacky modem is a high tech modem that edgy script kiddies use.”</text:p>
      <text:p text:style-name="P6">Open Circut: <text:span text:style-name="T5">Electric</text:span>/Protector “Open circuit is a pcb with a lot of components in it and has a electric arc as its face.”</text:p>
      <text:p text:style-name="P6">HeroGPT: Electric/Hard-Hitter “HeroGPT is a scientists PC with a smart AI in it.”</text:p>
      <text:p text:style-name="P6">D0G-KA2: Wild/Protector “D0G-KA2 is a robotic modern dog that you had seen before.”</text:p>
      <text:p text:style-name="P7">Nano-Gang: Hard-Hitter/Sinister “Nano-Gang is a self cloning nano virus that can multiply at will.”</text:p>
      <text:p text:style-name="P7">God Slaying Mech: Sinister/Protector “God Slaying Mech is a generic big anime mech that resembles the mechs from neon genesis evangelion.”</text:p>
      <text:p text:style-name="P7">QuantumRipper PX9000: Electric/Wild “QuantumRipper PX900 is a server used for cracking the hardest passwords and keeping the biggest governments alive.”</text:p>
      <text:p text:style-name="P7"><text:span text:style-name="T6">Deforsestation Actuator: </text:span>Wild/Sinister “Deforestation Actuator is a big heavy duty machine used to turn giant trees into dust.”</text:p>
      <text:p text:style-name="P7"><text:span text:style-name="T6">KnockaBrix Nv2: </text:span>Protector/Hard-Hitter “KnockaBrix Nv2 is a boxer robot known to beat Muhammad Ali once.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1:35:00.731051996</meta:creation-date>
    <dc:date>2024-11-11T23:45:00.171000000</dc:date>
    <meta:editing-duration>PT2H37M50S</meta:editing-duration>
    <meta:editing-cycles>8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23" meta:word-count="256" meta:character-count="1634" meta:non-whitespace-character-count="1401"/>
  </office:meta>
</office:document-meta>
</file>